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linecap="butt" loext:fill-use-slide-background="false" draw:textarea-vertical-align="top" draw:auto-grow-height="false" fo:min-height="7.99cm" fo:min-width="5.517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linecap="butt" loext:fill-use-slide-background="false" draw:textarea-vertical-align="top" draw:auto-grow-height="false" fo:min-height="3.188cm" fo:min-width="17.22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linecap="butt" loext:fill-use-slide-background="false" draw:textarea-vertical-align="top" draw:auto-grow-height="false" fo:min-height="7.984cm" fo:min-width="5.564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linecap="butt" loext:fill-use-slide-background="false" draw:textarea-vertical-align="top" draw:auto-grow-height="false" fo:min-height="5.798cm" fo:min-width="5.23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Arrowheads_20_10" draw:marker-start-width="0.3cm" draw:marker-end="Arrowheads_20_1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start="Arrowheads_20_12" draw:marker-start-width="0.3cm" draw:marker-end="Arrowheads_20_1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Arrowheads_20_14" draw:marker-start-width="0.3cm" draw:marker-end="Arrowheads_20_1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style:font-name="Liberation Sans"/>
    </style:style>
    <style:style style:name="P2" style:family="paragraph">
      <style:paragraph-properties fo:text-align="center" style:writing-mode="lr-tb"/>
      <style:text-properties style:font-name="Liberation Sans"/>
    </style:style>
    <style:style style:name="P3" style:family="paragraph">
      <style:paragraph-properties fo:text-align="center"/>
      <style:text-properties style:font-name="Liberation Sans" fo:font-size="13pt" style:font-size-asian="13pt" style:font-size-complex="13pt"/>
    </style:style>
    <style:style style:name="P4" style:family="paragraph">
      <style:paragraph-properties fo:text-align="center" style:writing-mode="lr-tb"/>
      <style:text-properties style:font-name="Liberation Sans" fo:font-size="13pt" style:font-size-asian="13pt" style:font-size-complex="13pt"/>
    </style:style>
    <style:style style:name="P5" style:family="paragraph">
      <style:paragraph-properties fo:text-align="center"/>
      <style:text-properties style:font-name="Liberation Sans" fo:font-size="13pt" fo:font-weight="normal" style:font-size-asian="13pt" style:font-size-complex="13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667cm" svg:height="8.89cm" svg:x="11.16cm" svg:y="8.302cm">
          <text:p text:style-name="P1"><text:span text:style-name="T1">Customer-specified UR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.098cm" svg:height="3.81cm" svg:x="5.417cm" svg:y="1.317cm">
          <text:p text:style-name="P3"><text:span text:style-name="T2">Gora Request Typ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.452cm" svg:height="2.023cm" svg:x="5.906cm" svg:y="2.64cm">
          <text:p text:style-name="P5"><text:span text:style-name="T2">Class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" draw:id="id1" draw:layer="layout" svg:width="6.72cm" svg:height="8.89cm" svg:x="3.635cm" svg:y="8.102cm">
          <text:p text:style-name="P3"><text:span text:style-name="T2">Predefined Data 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4.275cm" svg:y="9.596cm">
          <text:p text:style-name="P5"><text:span text:style-name="T2">Currency pr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4.276cm" svg:y="11.896cm">
          <text:p text:style-name="P5"><text:span text:style-name="T2">Sporting ev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4.277cm" svg:y="14.196cm">
          <text:p text:style-name="P5"><text:span text:style-name="T2">Weath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5.452cm" svg:height="2.023cm" svg:x="11.74cm" svg:y="2.64cm">
          <text:p text:style-name="P5"><text:span text:style-name="T2">General 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5.452cm" svg:height="2.023cm" svg:x="17.608cm" svg:y="2.64cm">
          <text:p text:style-name="P5"><text:span text:style-name="T2">Off-chain</text:span></text:p>
          <text:p text:style-name="P5"><text:span text:style-name="T2">Compu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11.75cm" svg:y="9.762cm">
          <text:p text:style-name="P5"><text:span text:style-name="T2">JS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11.751cm" svg:y="12.062cm">
          <text:p text:style-name="P5"><text:span text:style-name="T2">HT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11.752cm" svg:y="14.362cm">
          <text:p text:style-name="P5"><text:span text:style-name="T2">Unstructure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" draw:id="id2" draw:layer="layout" svg:width="6.35cm" svg:height="6.668cm" svg:x="18.785cm" svg:y="8.302cm">
          <text:p text:style-name="P3"><text:span text:style-name="T2">Customer-provided 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19.252cm" svg:y="9.663cm">
          <text:p text:style-name="P5"><text:span text:style-name="T2">C/C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452cm" svg:height="2.023cm" svg:x="19.253cm" svg:y="11.963cm">
          <text:p text:style-name="P5"><text:span text:style-name="T2">Web Assemb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line-skew="0.667cm" svg:x1="6.995cm" svg:y1="16.992cm" svg:x2="21.96cm" svg:y2="14.97cm" draw:start-shape="id1" draw:end-shape="id2" draw:end-glue-point="2" svg:d="M6995 16992v1183h14965v-3205" svg:viewBox="0 0 14966 3206">
          <text:p/>
        </draw:connector>
        <draw:connector draw:style-name="gr7" draw:text-style-name="P6" draw:layer="layout" svg:x1="17.827cm" svg:y1="12.747cm" svg:x2="18.785cm" svg:y2="11.636cm" draw:start-shape="id3" draw:start-glue-point="1" draw:end-shape="id2" draw:end-glue-point="3" svg:d="M17827 12747h479v-1111h479" svg:viewBox="0 0 959 1112">
          <text:p/>
        </draw:connector>
        <draw:connector draw:style-name="gr8" draw:text-style-name="P6" draw:layer="layout" svg:x1="8.632cm" svg:y1="4.663cm" svg:x2="6.995cm" svg:y2="8.102cm" draw:start-shape="id4" draw:start-glue-point="2" draw:end-shape="id1" draw:end-glue-point="0" svg:d="M8632 4663v1720h-1637v1719" svg:viewBox="0 0 1638 3440">
          <text:p/>
        </draw:connector>
        <draw:connector draw:style-name="gr9" draw:text-style-name="P6" draw:layer="layout" svg:x1="20.334cm" svg:y1="4.663cm" svg:x2="21.96cm" svg:y2="8.302cm" draw:start-shape="id5" draw:start-glue-point="2" draw:end-shape="id2" svg:d="M20334 4663v1820h1626v1819" svg:viewBox="0 0 1627 3640">
          <text:p/>
        </draw:connector>
        <draw:connector draw:style-name="gr10" draw:text-style-name="P6" draw:layer="layout" draw:type="line" svg:x1="14.466cm" svg:y1="4.663cm" svg:x2="14.493cm" svg:y2="8.302cm" draw:start-shape="id6" draw:start-glue-point="2" draw:end-shape="id3" draw:end-glue-point="0" svg:d="M14466 4663l27 3639" svg:viewBox="0 0 28 364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0c5431" draw:marker-start-width="0.245cm" draw:marker-start-center="false" draw:marker-end-width="0.245cm" draw:marker-end-center="false" draw:fill="solid" draw:fill-color="#e9f5e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5-03-05T15:04:08.157724485</dc:date>
    <meta:editing-duration>P1DT7H4M26S</meta:editing-duration>
    <meta:editing-cycles>22</meta:editing-cycles>
    <meta:generator>LibreOffice/7.6.4.1$Linux_X86_64 LibreOffice_project/60$Build-1</meta:generator>
    <meta:document-statistic meta:object-count="20"/>
  </office:meta>
</office:document-meta>
</file>